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5in"/>
    </style:style>
    <style:style style:name="ro1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font-size-asian="14pt" style:font-size-complex="14p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1022" table:default-cell-style-name="ce2"/>
        <table:table-row table:style-name="ro1">
          <table:table-cell table:style-name="ce1" office:value-type="string" calcext:value-type="string">
            <text:p>Referenced SQL queri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query-native-solver-comparison-pure-views.sq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query-native-solver-comparison-pure.sq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query-native-vs-strictbab-overhead-views.sq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query-native-solver-comparison-pure.sql</text:p>
          </table:table-cell>
          <table:table-cell table:number-columns-repeated="1022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9T14:18:25.449121481</meta:creation-date>
    <dc:date>2018-01-09T14:20:16.144227549</dc:date>
    <meta:editing-duration>PT1M</meta:editing-duration>
    <meta:editing-cycles>3</meta:editing-cycles>
    <meta:generator>LibreOffice/4.2.8.2$Linux_X86_64 LibreOffice_project/420m0$Build-2</meta:generator>
    <meta:document-statistic meta:table-count="1" meta:cell-count="5" meta:object-count="0"/>
  </office:meta>
</office:document-meta>
</file>